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Ultrafine_20_Dashed" svg:stroke-width="0.106cm" svg:stroke-color="#ff4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color="#ff0000" svg:stroke-opacity="0%" draw:fill="solid" draw:fill-color="#ff4000" draw:opacity="40%" draw:opacity-name="" draw:textarea-horizontal-align="justify" draw:textarea-vertical-align="middle" draw:auto-grow-height="false" fo:min-height="2.084cm" fo:min-width="3.35cm"/>
    </style:style>
    <style:style style:name="gr3" style:family="graphic" style:parent-style-name="standard">
      <style:graphic-properties svg:stroke-color="#ff0000" svg:stroke-opacity="0%" draw:fill="solid" draw:fill-color="#81d41a" draw:opacity="40%" draw:opacity-name="" draw:textarea-horizontal-align="justify" draw:textarea-vertical-align="middle" draw:auto-grow-height="false" fo:min-height="2.084cm" fo:min-width="3.35cm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svg:stroke-color="#000000" draw:fill-color="#81d41a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svg:stroke-color="#000000" draw:fill-color="#ff4000" draw:textarea-horizontal-align="justify" draw:textarea-vertical-align="middle" draw:auto-grow-height="false" fo:min-height="0.034cm" fo:min-width="0cm"/>
    </style:style>
    <style:style style:name="gr7" style:family="graphic" style:parent-style-name="objectwithoutfill">
      <style:graphic-properties draw:stroke="dash" draw:stroke-dash="Fine_20_Dashed" svg:stroke-width="0.106cm" svg:stroke-color="#1c1c1c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color="#000000" draw:fill-color="#5983b0" draw:textarea-horizontal-align="justify" draw:textarea-vertical-align="middle" draw:auto-grow-height="false" fo:min-height="0.03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000000" draw:fill-color="#b3cac7" draw:opacity="50%" draw:textarea-horizontal-align="justify" draw:textarea-vertical-align="middle" draw:auto-grow-height="false" fo:min-height="4.458cm" fo:min-width="4.393cm"/>
    </style:style>
    <style:style style:name="gr13" style:family="graphic" style:parent-style-name="standard">
      <style:graphic-properties svg:stroke-color="#000000" draw:fill-color="#ffb66c" draw:opacity="50%" draw:textarea-horizontal-align="justify" draw:textarea-vertical-align="middle" draw:auto-grow-height="false" fo:min-height="2.642cm" fo:min-width="2.468cm"/>
    </style:style>
    <style:style style:name="gr14" style:family="graphic" style:parent-style-name="standard">
      <style:graphic-properties svg:stroke-color="#000000" draw:fill-color="#afd095" draw:opacity="50%" draw:textarea-horizontal-align="justify" draw:textarea-vertical-align="middle" draw:auto-grow-height="false" fo:min-height="2.945cm" fo:min-width="2.822cm"/>
    </style:style>
    <style:style style:name="gr15" style:family="graphic" style:parent-style-name="standard">
      <style:graphic-properties svg:stroke-color="#000000" draw:fill-color="#5983b0" draw:textarea-horizontal-align="justify" draw:textarea-vertical-align="middle" draw:auto-grow-height="false" fo:min-height="0.15cm" fo:min-width="0cm"/>
    </style:style>
    <style:style style:name="gr16" style:family="graphic" style:parent-style-name="standard">
      <style:graphic-properties svg:stroke-color="#000000" draw:fill-color="#ff0000" draw:textarea-horizontal-align="justify" draw:textarea-vertical-align="middle" draw:auto-grow-height="false" fo:min-height="0.034cm" fo:min-width="0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4000" draw:opacity="40%"/>
      <style:paragraph-properties fo:text-align="center"/>
    </style:style>
    <style:style style:name="P3" style:family="paragraph">
      <loext:graphic-properties draw:fill="solid" draw:fill-color="#81d41a" draw:opacity="40%"/>
      <style:paragraph-properties fo:text-align="center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loext:graphic-properties draw:fill-color="#5983b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-color="#b3cac7" draw:opacity="50%"/>
      <style:paragraph-properties fo:text-align="center"/>
    </style:style>
    <style:style style:name="P10" style:family="paragraph">
      <loext:graphic-properties draw:fill-color="#ffb66c" draw:opacity="50%"/>
      <style:paragraph-properties fo:text-align="center"/>
    </style:style>
    <style:style style:name="P11" style:family="paragraph">
      <loext:graphic-properties draw:fill-color="#afd095" draw:opacity="50%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7cm" svg:y1="12.4cm" svg:x2="25.2cm" svg:y2="3.6cm">
          <text:p/>
        </draw:line>
        <draw:custom-shape draw:style-name="gr2" draw:text-style-name="P2" draw:layer="layout" svg:width="7.7cm" svg:height="7.2cm" svg:x="5cm" svg:y="4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3" draw:layer="layout" svg:width="7.7cm" svg:height="7.2cm" draw:transform="rotate (-3.14159265358979) translate (12.7cm 11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1" draw:layer="layout" svg:x1="4cm" svg:y1="11.4cm" svg:x2="14.2cm" svg:y2="11.4cm">
          <text:p/>
        </draw:line>
        <draw:line draw:style-name="gr4" draw:text-style-name="P1" draw:layer="layout" svg:x1="5cm" svg:y1="12cm" svg:x2="5cm" svg:y2="2.8cm">
          <text:p/>
        </draw:line>
        <draw:custom-shape draw:style-name="gr5" draw:text-style-name="P4" draw:layer="layout" svg:width="0.4cm" svg:height="0.4cm" svg:x="9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1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0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0.4cm" svg:y="6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8.4cm" svg:y="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9.6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9.6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7.8cm" svg:y="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0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7.2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4cm" svg:height="0.4cm" svg:x="8.4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4cm" svg:height="0.4cm" svg:x="5.8cm" svg:y="7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4cm" svg:height="0.4cm" svg:x="9.4cm" svg:y="9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4cm" svg:height="0.4cm" svg:x="6.6cm" svg:y="7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4cm" svg:height="0.4cm" svg:x="6.6cm" svg:y="9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4cm" svg:height="0.4cm" svg:x="8cm" svg:y="10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4cm" svg:height="0.4cm" svg:x="5.8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0.4cm" svg:height="0.4cm" svg:x="7.4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4.9cm" svg:y1="4.2cm" svg:x2="12.5cm" svg:y2="11.2cm">
          <text:p/>
        </draw:line>
        <draw:custom-shape draw:style-name="gr5" draw:text-style-name="P4" draw:layer="layout" svg:width="0.4cm" svg:height="0.4cm" svg:x="5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4cm" svg:x="5.4cm" svg:y="1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6.2cm" svg:y1="11.6cm" svg:x2="26.4cm" svg:y2="11.6cm">
          <text:p/>
        </draw:line>
        <draw:line draw:style-name="gr4" draw:text-style-name="P1" draw:layer="layout" svg:x1="17.2cm" svg:y1="12.2cm" svg:x2="17.2cm" svg:y2="3cm">
          <text:p/>
        </draw:line>
        <draw:custom-shape draw:style-name="gr8" draw:text-style-name="P6" draw:layer="layout" svg:width="0.4cm" svg:height="0.4cm" svg:x="22.8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4cm" svg:height="0.4cm" svg:x="22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1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0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0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19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0.4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4cm" svg:height="0.4cm" svg:x="22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3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1.4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19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18.2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7" draw:layer="layout" svg:width="4.718cm" svg:height="0.763cm" svg:x="6cm" svg:y="11.637cm">
          <draw:text-box>
            <text:p><text:span text:style-name="T1">Classe 1 (e.g. spam)</text:span></text:p>
          </draw:text-box>
        </draw:frame>
        <draw:frame draw:style-name="gr9" draw:text-style-name="P7" draw:layer="layout" svg:width="5.607cm" svg:height="0.763cm" svg:x="6cm" svg:y="12.4cm">
          <draw:text-box>
            <text:p><text:span text:style-name="T1">Classe 2 (e.g. non spam)</text:span></text:p>
          </draw:text-box>
        </draw:frame>
        <draw:custom-shape draw:style-name="gr8" draw:text-style-name="P6" draw:layer="layout" svg:width="0.4cm" svg:height="0.4cm" svg:x="18.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cm" svg:y1="13.2cm" svg:x2="18.8cm" svg:y2="13.2cm">
          <text:p/>
        </draw:line>
        <draw:line draw:style-name="gr7" draw:text-style-name="P1" draw:layer="layout" svg:x1="5cm" svg:y1="13.6cm" svg:x2="6cm" svg:y2="13.6cm">
          <text:p/>
        </draw:line>
        <draw:frame draw:style-name="gr10" draw:text-style-name="P7" draw:layer="layout" svg:width="5.607cm" svg:height="0.763cm" svg:x="5.993cm" svg:y="13.2cm">
          <draw:text-box>
            <text:p><text:span text:style-name="T1">Séparation des classes</text:span></text:p>
          </draw:text-box>
        </draw:frame>
        <draw:frame draw:style-name="gr10" draw:text-style-name="P7" draw:layer="layout" svg:width="5.607cm" svg:height="0.763cm" svg:x="18.793cm" svg:y="12.837cm">
          <draw:text-box>
            <text:p><text:span text:style-name="T1">Ligne de prédiction</text:span></text:p>
          </draw:text-box>
        </draw:frame>
        <draw:frame draw:style-name="gr9" draw:text-style-name="P7" draw:layer="layout" svg:width="6.141cm" svg:height="0.763cm" svg:x="18.8cm" svg:y="12cm">
          <draw:text-box>
            <text:p><text:span text:style-name="T1">Exemple pour entraînement</text:span></text:p>
          </draw:text-box>
        </draw:frame>
        <draw:frame draw:style-name="gr9" draw:text-style-name="P7" draw:layer="layout" svg:width="4.232cm" svg:height="0.962cm" svg:x="6.4cm" svg:y="2cm">
          <draw:text-box>
            <text:p>Classification</text:p>
          </draw:text-box>
        </draw:frame>
        <draw:frame draw:style-name="gr9" draw:text-style-name="P7" draw:layer="layout" svg:width="3.702cm" svg:height="0.962cm" svg:x="19.298cm" svg:y="2.038cm">
          <draw:text-box>
            <text:p>Régression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2" draw:text-style-name="P9" draw:layer="layout" svg:width="6.919cm" svg:height="6.656cm" svg:x="18.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4.196cm" svg:height="4.088cm" svg:x="5.404cm" svg:y="7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4.696cm" svg:height="4.517cm" svg:x="8.8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11.4cm" svg:x2="14.2cm" svg:y2="11.4cm">
          <text:p/>
        </draw:line>
        <draw:line draw:style-name="gr4" draw:text-style-name="P1" draw:layer="layout" svg:x1="5cm" svg:y1="12cm" svg:x2="5cm" svg:y2="2.8cm">
          <text:p/>
        </draw:line>
        <draw:custom-shape draw:style-name="gr8" draw:text-style-name="P6" draw:layer="layout" svg:width="0.4cm" svg:height="0.4cm" svg:x="9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4cm" svg:height="0.4cm" svg:x="11.8cm" svg:y="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8" draw:text-style-name="P6" draw:layer="layout" svg:width="0.4cm" svg:height="0.4cm" svg:x="11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1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10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9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10.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12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9.6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11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4cm" svg:height="0.4cm" svg:x="11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10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7.2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4cm" svg:height="0.4cm" svg:x="8.4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4cm" svg:height="0.4cm" svg:x="6.2cm" svg:y="8.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8" draw:text-style-name="P6" draw:layer="layout" svg:width="0.4cm" svg:height="0.4cm" svg:x="8.8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4cm" svg:height="0.4cm" svg:x="6.6cm" svg:y="7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4cm" svg:height="0.4cm" svg:x="6.6cm" svg:y="9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4cm" svg:height="0.4cm" svg:x="8cm" svg:y="10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4cm" svg:height="0.4cm" svg:x="5.8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4cm" svg:height="0.4cm" svg:x="7.4cm" svg:y="9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6.2cm" svg:y1="11.6cm" svg:x2="26.4cm" svg:y2="11.6cm">
          <text:p/>
        </draw:line>
        <draw:line draw:style-name="gr4" draw:text-style-name="P1" draw:layer="layout" svg:x1="17.2cm" svg:y1="12.2cm" svg:x2="17.2cm" svg:y2="3cm">
          <text:p/>
        </draw:line>
        <draw:custom-shape draw:style-name="gr8" draw:text-style-name="P6" draw:layer="layout" svg:width="0.4cm" svg:height="0.4cm" svg:x="21.2cm" svg:y="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4cm" svg:height="0.4cm" svg:x="22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1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0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0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0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3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2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4cm" svg:height="0.4cm" svg:x="21.6cm" svg:y="8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4cm" svg:height="0.4cm" svg:x="21.4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2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0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351cm" svg:height="0.962cm" svg:x="7.4cm" svg:y="2cm">
          <draw:text-box>
            <text:p>Clustering</text:p>
          </draw:text-box>
        </draw:frame>
        <draw:frame draw:style-name="gr9" draw:text-style-name="P7" draw:layer="layout" svg:width="6.729cm" svg:height="0.962cm" svg:x="18.698cm" svg:y="2.038cm">
          <draw:text-box>
            <text:p>Détection d’anomalies</text:p>
          </draw:text-box>
        </draw:frame>
        <draw:custom-shape draw:style-name="gr16" draw:text-style-name="P12" draw:layer="layout" svg:width="0.4cm" svg:height="0.4cm" svg:x="25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cm" svg:height="0.4cm" svg:x="20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2.991cm" svg:height="0.683cm" svg:x="21.209cm" svg:y="4.917cm">
          <draw:text-box>
            <text:p><text:span text:style-name="T2">Pas anomalie</text:span></text:p>
          </draw:text-box>
        </draw:frame>
        <draw:frame draw:style-name="gr9" draw:text-style-name="P13" draw:layer="layout" svg:width="2.255cm" svg:height="0.683cm" svg:x="22.145cm" svg:y="10.8cm">
          <draw:text-box>
            <text:p><text:span text:style-name="T2">Anomalie</text:span></text:p>
          </draw:text-box>
        </draw:frame>
        <draw:frame draw:style-name="gr9" draw:text-style-name="P13" draw:layer="layout" svg:width="3.571cm" svg:height="0.683cm" svg:x="5.8cm" svg:y="3.917cm">
          <draw:text-box>
            <text:p><text:span text:style-name="T2">Regroupement </text:span><text:span text:style-name="T2">1</text:span></text:p>
          </draw:text-box>
        </draw:frame>
        <draw:frame draw:style-name="gr9" draw:text-style-name="P13" draw:layer="layout" svg:width="3.571cm" svg:height="0.683cm" svg:x="9.429cm" svg:y="10.517cm">
          <draw:text-box>
            <text:p><text:span text:style-name="T2">Regroupement 2</text:span></text:p>
          </draw:text-box>
        </draw:frame>
        <presentation:notes draw:style-name="dp1">
          <draw:page-thumbnail draw:style-name="gr11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5T14:07:54.356155888</meta:creation-date>
    <dc:date>2020-03-25T14:46:50.872081539</dc:date>
    <meta:editing-duration>PT28M23S</meta:editing-duration>
    <meta:editing-cycles>5</meta:editing-cycles>
    <meta:generator>LibreOffice/6.3.5.2$Linux_X86_64 LibreOffice_project/30$Build-2</meta:generator>
    <meta:document-statistic meta:object-count="128"/>
  </office:meta>
</office:document-meta>
</file>